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hp1" style:family="text">
      <style:text-properties fo:color="#000000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hp2" style:family="text">
      <style:text-properties fo:color="#0000BB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hp3" style:family="text">
      <style:text-properties fo:color="#FF8000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hp4" style:family="text">
      <style:text-properties fo:color="#007700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hp5" style:family="text">
      <style:text-properties fo:color="#DD0000" fo:font-family="'DejaVu Sans Mono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7cm" svg:height="19.462cm" svg:x="0.5cm" svg:y="0.538cm">
          <draw:text-box>
            <text:p><text:span text:style-name="php2">&lt;?php</text:span></text:p>
            <text:p/>
            <text:p><text:span text:style-name="php3">/**</text:span></text:p>
            <text:p><text:span text:style-name="php3"> * Setup autoloader</text:span></text:p>
            <text:p><text:span text:style-name="php3"> * include application config</text:span></text:p>
            <text:p><text:span text:style-name="php3"> * Zend\Loader\ModuleAutoloader::registerPaths</text:span></text:p>
            <text:p><text:span text:style-name="php3"> * Zend\Loader\ModuleAutoloader::register</text:span></text:p>
            <text:p><text:span text:style-name="php3"> * Zend\Module\Manager::loadModules</text:span></text:p>
            <text:p><text:span text:style-name="php3"> *     Foo\Module::init</text:span></text:p>
            <text:p><text:span text:style-name="php3"> *   Zend\Module\Manager\mergeModuleConfig</text:span></text:p>
            <text:p><text:span text:style-name="php3"> * Bootstrap::bootstrap</text:span></text:p>
            <text:p><text:span text:style-name="php3"> *   Bootstrap::setupLocator</text:span></text:p>
            <text:p><text:span text:style-name="php3"> *   Bootstrap::setupRoutes</text:span></text:p>
            <text:p><text:span text:style-name="php3"> *   Bootstrap::setupEvents</text:span></text:p>
            <text:p><text:span text:style-name="php3"> * Zend\Mvc\Application::run</text:span></text:p>
            <text:p><text:span text:style-name="php3"> *   Zend\Mvc\Application::events</text:span></text:p>
            <text:p><text:span text:style-name="php3"> *     Zend\Mvc\Application::attachDefaultListeners</text:span></text:p>
            <text:p><text:span text:style-name="php3"> *   Zend\Mvc\Application::route</text:span></text:p>
            <text:p><text:span text:style-name="php3"> *     Router\SimpleRouteStack::match</text:span></text:p>
            <text:p><text:span text:style-name="php3"> *   Zend\Mvc\Application::dispatch</text:span></text:p>
            <text:p><text:span text:style-name="php3"> *     Zend\Mvc\Controller\ActionController::dispatch</text:span></text:p>
            <text:p><text:span text:style-name="php3"> *     Zend\Mvc\Controller\ActionController::execute</text:span></text:p>
            <text:p><text:span text:style-name="php3"> *       Foo\Controller\FooController::barAction</text:span></text:p>
            <text:p><text:span text:style-name="php3"> * View\Listener::renderView</text:span></text:p>
            <text:p><text:span text:style-name="php3"> *   Zend\View\PhpRenderer::render</text:span></text:p>
            <text:p><text:span text:style-name="php3"> * View\Listener::renderLayout</text:span></text:p>
            <text:p><text:span text:style-name="php3"> *   Zend\View\PhpRenderer::render</text:span></text:p>
            <text:p><text:span text:style-name="php3"> 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21S</meta:editing-duration>
    <meta:editing-cycles>2</meta:editing-cycles>
    <meta:generator>OpenOffice.org/3.3$Unix OpenOffice.org_project/330m20$Build-9567</meta:generator>
    <dc:date>2011-04-17T22:19:01</dc:date>
    <dc:creator>Arne Blankerts</dc:creator>
    <meta:document-statistic meta:object-count="25"/>
  </office:meta>
</office:document-meta>
</file>